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ef651" officeooo:paragraph-rsid="000ef6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routes</text:p>
      <text:p text:style-name="P1">router.get('/getcity', function (req, res) {</text:p>
      <text:p text:style-name="P1"><text:s text:c="4"/>admin.getcity(function (data,err) {</text:p>
      <text:p text:style-name="P1"><text:s text:c="8"/>if (!err) {</text:p>
      <text:p text:style-name="P1"><text:s text:c="10"/>var k =0;</text:p>
      <text:p text:style-name="P1"><text:s text:c="10"/>var l=0;</text:p>
      <text:p text:style-name="P1"><text:s text:c="11"/>var aaData=[];</text:p>
      <text:p text:style-name="P1"><text:s text:c="11"/>var iTotalDisplayRecords=[];</text:p>
      <text:p text:style-name="P1"><text:s text:c="10"/>//console.log(data);</text:p>
      <text:p text:style-name="P1"/>
      <text:p text:style-name="P1"><text:s text:c="10"/>//var record = [];</text:p>
      <text:p text:style-name="P1"><text:s text:c="10"/>var Json = [];</text:p>
      <text:p text:style-name="P1"><text:s text:c="10"/>Json['iTotalDisplayRecords']=data.length ;</text:p>
      <text:p text:style-name="P1"><text:s text:c="11"/>for (i = 0; i &lt; data.length; i++)</text:p>
      <text:p text:style-name="P1"><text:s text:c="11"/>{ <text:s text:c="6"/>//final</text:p>
      <text:p text:style-name="P1"><text:s text:c="20"/>Json[i]= [data[i]['city_id'],</text:p>
      <text:p text:style-name="P1"><text:s text:c="2"/><text:tab/><text:tab/><text:tab/><text:tab/> <text:s text:c="9"/>data[i]['city_name'],</text:p>
      <text:p text:style-name="P1"><text:s text:c="20"/>'&lt;a href="" class="editor_edit"&gt;Edit&lt;/a&gt; / &lt;a href="" <text:s/>class="editor_remove"&gt;Delete&lt;/a&gt;'];</text:p>
      <text:p text:style-name="P1"/>
      <text:p text:style-name="P1"><text:s text:c="18"/>// aaData[i]=[data[i]['city_id'],</text:p>
      <text:p text:style-name="P1"><text:s text:c="18"/>// <text:s text:c="2"/>data[i]['city_name']];</text:p>
      <text:p text:style-name="P1"/>
      <text:p text:style-name="P1"/>
      <text:p text:style-name="P1"/>
      <text:p text:style-name="P1"/>
      <text:p text:style-name="P1"><text:s text:c="18"/>//aaData[i]= data[i]['city_id'];</text:p>
      <text:p text:style-name="P1"><text:s text:c="18"/>//aaData[i]= data[i]['city_name'];</text:p>
      <text:p text:style-name="P1"/>
      <text:p text:style-name="P1"/>
      <text:p text:style-name="P1"/>
      <text:p text:style-name="P1"/>
      <text:p text:style-name="P1"><text:s text:c="12"/>// <text:s/>console.log(data[i]['city_id']);</text:p>
      <text:p text:style-name="P1"><text:s text:c="12"/>// <text:s/>record[i] = data[i];</text:p>
      <text:p text:style-name="P1"><text:s text:c="12"/>// console.log(data[i]);</text:p>
      <text:p text:style-name="P1"><text:s text:c="12"/>// <text:s/>json['aaData'][i]=[];</text:p>
      <text:p text:style-name="P1"><text:s text:c="12"/>// <text:s/>json['aaData'][i]["city_id"]=data[i].city_id;</text:p>
      <text:p text:style-name="P1"><text:s text:c="12"/>// json['aaData'][i]["city_name"]=data[i].city_name;</text:p>
      <text:p text:style-name="P1"><text:s text:c="12"/>// json['aaData'][i]=[</text:p>
      <text:p text:style-name="P1"><text:s text:c="12"/>// <text:s text:c="2"/>"city_id":data[i].city_id,</text:p>
      <text:p text:style-name="P1"><text:s text:c="12"/>// <text:s text:c="2"/>"city_name":data[i].city_name</text:p>
      <text:p text:style-name="P1"><text:s text:c="12"/>// }</text:p>
      <text:p text:style-name="P1"><text:s text:c="12"/>//k++;</text:p>
      <text:p text:style-name="P1"><text:s text:c="10"/>}</text:p>
      <text:p text:style-name="P1"><text:s text:c="10"/>//Json.push(aaData);</text:p>
      <text:p text:style-name="P1"><text:s text:c="12"/>// console.log(record);</text:p>
      <text:p text:style-name="P1"><text:soft-page-break/><text:s text:c="10"/>// <text:s text:c="2"/>var json = {</text:p>
      <text:p text:style-name="P1"><text:s text:c="10"/>// <text:s text:c="4"/>"iTotalDisplayRecords" : data.length,</text:p>
      <text:p text:style-name="P1"><text:s text:c="10"/>// <text:s text:c="4"/>"aaData" : record</text:p>
      <text:p text:style-name="P1"><text:s text:c="10"/>// <text:s text:c="2"/>}</text:p>
      <text:p text:style-name="P1"><text:s text:c="10"/>// <text:s text:c="2"/>console.log(json);</text:p>
      <text:p text:style-name="P1"/>
      <text:p text:style-name="P1"><text:s text:c="10"/>// <text:s/>//json=[aaData, iTotalDisplayRecords];</text:p>
      <text:p text:style-name="P1"><text:s text:c="11"/>//</text:p>
      <text:p text:style-name="P1"><text:s text:c="10"/>// <text:s text:c="3"/>json=JSON.stringify(json);</text:p>
      <text:p text:style-name="P1"><text:s text:c="13"/>console.log(Json);</text:p>
      <text:p text:style-name="P1"/>
      <text:p text:style-name="P1"><text:s text:c="10"/>//res.render('city',{title:'Manage city',city:data});</text:p>
      <text:p text:style-name="P1"><text:s text:c="10"/>res.json({data:Json});</text:p>
      <text:p text:style-name="P1"><text:s text:c="10"/>console.log("hi");</text:p>
      <text:p text:style-name="P1"><text:s text:c="10"/>//console.log(res);</text:p>
      <text:p text:style-name="P1"><text:s text:c="10"/>return;</text:p>
      <text:p text:style-name="P1"/>
      <text:p text:style-name="P1"><text:s text:c="10"/>}</text:p>
      <text:p text:style-name="P1"><text:s text:c="8"/>else {</text:p>
      <text:p text:style-name="P1"><text:s text:c="10"/>console.log(err);</text:p>
      <text:p text:style-name="P1"><text:s text:c="20"/>// <text:s/>res.render('404');</text:p>
      <text:p text:style-name="P1"><text:s text:c="20"/>res.send("something bad happened");</text:p>
      <text:p text:style-name="P1"><text:s text:c="22"/>return;</text:p>
      <text:p text:style-name="P1"><text:s text:c="8"/>}</text:p>
      <text:p text:style-name="P1"><text:s text:c="4"/>});</text:p>
      <text:p text:style-name="P1">});</text:p>
      <text:p text:style-name="P1"/>
      <text:p text:style-name="P1"/>
      <text:p text:style-name="P1">ejs================</text:p>
      <text:p text:style-name="P1"/>
      <text:p text:style-name="P1"><text:s text:c="4"/>$(document).ready(function(){</text:p>
      <text:p text:style-name="P1"><text:s text:c="16"/>var ctable = jQuery('#example').DataTable( {</text:p>
      <text:p text:style-name="P1"><text:s text:c="18"/>"bFilter": false,</text:p>
      <text:p text:style-name="P1"><text:s text:c="2"/><text:tab/><text:tab/><text:tab/><text:tab/><text:tab/><text:tab/><text:tab/><text:tab/><text:tab/>"bLengthChange": false,</text:p>
      <text:p text:style-name="P1"><text:s text:c="2"/><text:tab/><text:tab/><text:tab/><text:tab/><text:tab/><text:tab/><text:tab/><text:tab/><text:tab/>"bSort": false,</text:p>
      <text:p text:style-name="P1"><text:s text:c="2"/><text:tab/><text:tab/><text:tab/><text:tab/><text:tab/><text:tab/><text:tab/><text:tab/><text:tab/>"paging": true,</text:p>
      <text:p text:style-name="P1"><text:s text:c="2"/><text:tab/><text:tab/><text:tab/><text:tab/><text:tab/><text:tab/><text:tab/><text:tab/><text:tab/>"iDisplayLength": 10,</text:p>
      <text:p text:style-name="P1"><text:s text:c="2"/><text:tab/><text:tab/><text:tab/><text:tab/><text:tab/><text:tab/><text:tab/><text:tab/><text:tab/>"bProcessing": true,</text:p>
      <text:p text:style-name="P1"><text:s text:c="2"/><text:tab/><text:tab/><text:tab/><text:tab/><text:tab/><text:tab/><text:tab/><text:tab/><text:tab/>"bServerSide": true,</text:p>
      <text:p text:style-name="P1"><text:s text:c="2"/><text:tab/><text:tab/><text:tab/><text:tab/><text:tab/><text:tab/><text:tab/><text:tab/><text:tab/>"info": true,</text:p>
      <text:p text:style-name="P1"><text:s text:c="2"/><text:tab/><text:tab/><text:tab/><text:tab/><text:tab/><text:tab/><text:tab/><text:tab/><text:tab/>"serverSide": true,</text:p>
      <text:p text:style-name="P1"><text:s text:c="2"/><text:tab/><text:tab/><text:tab/><text:tab/><text:tab/><text:tab/><text:tab/><text:tab/><text:tab/>"ordering": false,</text:p>
      <text:p text:style-name="P1"><text:s text:c="2"/><text:tab/><text:tab/><text:tab/><text:tab/><text:tab/><text:tab/><text:tab/><text:tab/><text:tab/>"searching": true,</text:p>
      <text:p text:style-name="P1"><text:s text:c="2"/><text:tab/><text:tab/><text:tab/><text:tab/><text:tab/><text:tab/><text:tab/><text:tab/><text:tab/>//"scrollY":350,</text:p>
      <text:p text:style-name="P1"><text:s text:c="2"/><text:tab/><text:tab/><text:tab/><text:tab/><text:tab/><text:tab/><text:tab/><text:tab/><text:tab/>"sAjaxSource": "http://localhost:3000/getcity",</text:p>
      <text:p text:style-name="P1"><text:soft-page-break/><text:s text:c="2"/><text:tab/><text:tab/><text:tab/><text:tab/><text:tab/><text:tab/><text:tab/><text:tab/><text:tab/>"oLanguage": {</text:p>
      <text:p text:style-name="P1"><text:s text:c="2"/><text:tab/><text:tab/><text:tab/><text:tab/><text:tab/><text:tab/><text:tab/><text:tab/><text:tab/><text:tab/>"sEmptyTable": "No Review founds in the system.",</text:p>
      <text:p text:style-name="P1"><text:s text:c="2"/><text:tab/><text:tab/><text:tab/><text:tab/><text:tab/><text:tab/><text:tab/><text:tab/><text:tab/><text:tab/>"sZeroRecords": "No Connected account to display",</text:p>
      <text:p text:style-name="P1"><text:s text:c="2"/><text:tab/><text:tab/><text:tab/><text:tab/><text:tab/><text:tab/><text:tab/><text:tab/><text:tab/><text:tab/>"sProcessing": "Loading..."</text:p>
      <text:p text:style-name="P1"><text:s text:c="2"/><text:tab/><text:tab/><text:tab/><text:tab/><text:tab/><text:tab/><text:tab/><text:tab/><text:tab/>},</text:p>
      <text:p text:style-name="P1"><text:s text:c="2"/><text:tab/><text:tab/><text:tab/><text:tab/><text:tab/><text:tab/><text:tab/><text:tab/><text:tab/>// "fnPreDrawCallback": function (oSettings) {</text:p>
      <text:p text:style-name="P1"><text:s text:c="2"/><text:tab/><text:tab/><text:tab/><text:tab/><text:tab/><text:tab/><text:tab/><text:tab/><text:tab/>// <text:tab/>//logged_in_or_not();</text:p>
      <text:p text:style-name="P1"><text:s text:c="2"/><text:tab/><text:tab/><text:tab/><text:tab/><text:tab/><text:tab/><text:tab/><text:tab/><text:tab/>//</text:p>
      <text:p text:style-name="P1"><text:s text:c="2"/><text:tab/><text:tab/><text:tab/><text:tab/><text:tab/><text:tab/><text:tab/><text:tab/><text:tab/>// },</text:p>
      <text:p text:style-name="P1"><text:s text:c="2"/><text:tab/><text:tab/><text:tab/><text:tab/><text:tab/><text:tab/><text:tab/><text:tab/><text:tab/>// "fnServerParams": function (aoData) {</text:p>
      <text:p text:style-name="P1"><text:s text:c="2"/><text:tab/><text:tab/><text:tab/><text:tab/><text:tab/><text:tab/><text:tab/><text:tab/><text:tab/>// <text:tab/>aoData.push({"name": "get_social_detail", "value": true});</text:p>
      <text:p text:style-name="P1"><text:s text:c="2"/><text:tab/><text:tab/><text:tab/><text:tab/><text:tab/><text:tab/><text:tab/><text:tab/><text:tab/>// }</text:p>
      <text:p text:style-name="P1"><text:s text:c="18"/>// "ajax": "http://localhost:3000/getcity",</text:p>
      <text:p text:style-name="P1"><text:s text:c="18"/>// "columns": [</text:p>
      <text:p text:style-name="P1"><text:s text:c="18"/>// <text:s text:c="4"/>{"data":"city_id"},</text:p>
      <text:p text:style-name="P1"><text:s text:c="18"/>// <text:s text:c="4"/>{ "data": "city_name" },</text:p>
      <text:p text:style-name="P1"><text:s text:c="18"/>// <text:s text:c="4"/>{</text:p>
      <text:p text:style-name="P1"><text:s text:c="18"/>// <text:s text:c="6"/>data: null,</text:p>
      <text:p text:style-name="P1"><text:s text:c="18"/>// <text:s text:c="6"/>className: "center",</text:p>
      <text:p text:style-name="P1"><text:s text:c="18"/>// <text:s text:c="6"/>defaultContent: '&lt;a href="" class="editor_edit"&gt;Edit&lt;/a&gt; / &lt;a href="" <text:s/>class="editor_remove"&gt;Delete&lt;/a&gt;'</text:p>
      <text:p text:style-name="P1"><text:s text:c="18"/>// <text:s text:c="4"/>}</text:p>
      <text:p text:style-name="P1"><text:s text:c="18"/>// <text:s text:c="2"/>]</text:p>
      <text:p text:style-name="P1"><text:s text:c="18"/>});</text:p>
      <text:p text:style-name="P1"/>
      <text:p text:style-name="P1"><text:s text:c="16"/>//===========================open edit model========================</text:p>
      <text:p text:style-name="P1"><text:s text:c="16"/>jQuery(document).on('click','.editor_edit',function(){</text:p>
      <text:p text:style-name="P1"><text:s text:c="17"/>var id1 = jQuery(this).closest('tr').find('td:eq(0)').text();</text:p>
      <text:p text:style-name="P1"/>
      <text:p text:style-name="P1"><text:s text:c="18"/>var id = {</text:p>
      <text:p text:style-name="P1"><text:s text:c="18"/>"city_id" : id1</text:p>
      <text:p text:style-name="P1"><text:s text:c="18"/>}</text:p>
      <text:p text:style-name="P1"/>
      <text:p text:style-name="P1"><text:s text:c="20"/>$.ajax({</text:p>
      <text:p text:style-name="P1"><text:s text:c="20"/>type: "post",</text:p>
      <text:p text:style-name="P1"><text:s text:c="20"/>url: "http://localhost:3000/editcity",</text:p>
      <text:p text:style-name="P1"><text:s text:c="20"/>data: JSON.stringify(id),</text:p>
      <text:p text:style-name="P1"><text:s text:c="20"/>contentType: "application/json",</text:p>
      <text:p text:style-name="P1"><text:s text:c="20"/>success: function (data) {</text:p>
      <text:p text:style-name="P1"><text:s text:c="24"/>$('#citymodel').val(data[0].city_name);</text:p>
      <text:p text:style-name="P1"><text:s text:c="24"/>$('#city_idmodel').val(data[0].city_id);</text:p>
      <text:p text:style-name="P1"><text:soft-page-break/><text:s text:c="24"/>$('#myModal').modal('toggle');</text:p>
      <text:p text:style-name="P1"><text:s text:c="22"/>}</text:p>
      <text:p text:style-name="P1"><text:s text:c="20"/>});</text:p>
      <text:p text:style-name="P1"><text:s text:c="20"/>return false;</text:p>
      <text:p text:style-name="P1"><text:s text:c="18"/>});</text:p>
      <text:p text:style-name="P1"><text:s text:c="18"/>//=============editcity===============</text:p>
      <text:p text:style-name="P1"><text:s text:c="18"/>jQuery('#EditsaveCity').click(function(){</text:p>
      <text:p text:style-name="P1"><text:s text:c="20"/>var data = {</text:p>
      <text:p text:style-name="P1"><text:s text:c="22"/>"city_id":$('#city_idmodel').val(),</text:p>
      <text:p text:style-name="P1"><text:s text:c="22"/>"city_name" : $('#citymodel').val()</text:p>
      <text:p text:style-name="P1"><text:s text:c="20"/>}</text:p>
      <text:p text:style-name="P1"><text:s text:c="22"/>$.ajax({</text:p>
      <text:p text:style-name="P1"><text:s text:c="22"/>type: "post",</text:p>
      <text:p text:style-name="P1"><text:s text:c="22"/>url: "http://localhost:3000/editsavecity",</text:p>
      <text:p text:style-name="P1"><text:s text:c="22"/>data: JSON.stringify(data),</text:p>
      <text:p text:style-name="P1"><text:s text:c="22"/>contentType: "application/json",</text:p>
      <text:p text:style-name="P1"><text:s text:c="22"/>success: function (data){</text:p>
      <text:p text:style-name="P1"><text:s text:c="27"/>$('#myModal').modal('toggle');</text:p>
      <text:p text:style-name="P1"><text:s text:c="27"/>$("#mas_div").html(data);</text:p>
      <text:p text:style-name="P1"><text:s text:c="26"/>ctable.draw();</text:p>
      <text:p text:style-name="P1"><text:s text:c="27"/>//ctable.destroy();</text:p>
      <text:p text:style-name="P1"><text:s text:c="27"/>//ctable.draw();</text:p>
      <text:p text:style-name="P1"/>
      <text:p text:style-name="P1"><text:s text:c="24"/>}</text:p>
      <text:p text:style-name="P1"><text:s text:c="22"/>});</text:p>
      <text:p text:style-name="P1"><text:s text:c="22"/>return false;</text:p>
      <text:p text:style-name="P1"><text:s text:c="18"/>});</text:p>
      <text:p text:style-name="P1"><text:s text:c="18"/>//============================delete city=========================</text:p>
      <text:p text:style-name="P1"><text:s text:c="20"/>jQuery(document).on('click','.editor_remove',function(){</text:p>
      <text:p text:style-name="P1"><text:s text:c="22"/>var id1 = jQuery(this).closest('tr').find('td:eq(0)').text();</text:p>
      <text:p text:style-name="P1"><text:s text:c="23"/>$('#dModal').modal('toggle');</text:p>
      <text:p text:style-name="P1"/>
      <text:p text:style-name="P1"><text:s text:c="23"/>$('#deleteCity').click(function(){</text:p>
      <text:p text:style-name="P1"/>
      <text:p text:style-name="P1"><text:s text:c="24"/>var id = {</text:p>
      <text:p text:style-name="P1"><text:s text:c="24"/>"city_id" : id1</text:p>
      <text:p text:style-name="P1"><text:s text:c="24"/>}</text:p>
      <text:p text:style-name="P1"/>
      <text:p text:style-name="P1"><text:s text:c="24"/>$.ajax({</text:p>
      <text:p text:style-name="P1"><text:s text:c="24"/>type: "post",</text:p>
      <text:p text:style-name="P1"><text:s text:c="24"/>url: "http://localhost:3000/deletecity",</text:p>
      <text:p text:style-name="P1"><text:s text:c="24"/>data: JSON.stringify(id),</text:p>
      <text:p text:style-name="P1"><text:s text:c="24"/>contentType: "application/json",</text:p>
      <text:p text:style-name="P1"><text:s text:c="24"/>success: function (data) {</text:p>
      <text:p text:style-name="P1"><text:s text:c="31"/>$("#mas_div").html(data);</text:p>
      <text:p text:style-name="P1"><text:s text:c="31"/>$('#dModal').modal('toggle');</text:p>
      <text:p text:style-name="P1"><text:soft-page-break/><text:s text:c="31"/>ctable.draw();</text:p>
      <text:p text:style-name="P1"/>
      <text:p text:style-name="P1"><text:s text:c="26"/>}</text:p>
      <text:p text:style-name="P1"><text:s text:c="24"/>});</text:p>
      <text:p text:style-name="P1"><text:s text:c="24"/>return false;</text:p>
      <text:p text:style-name="P1"/>
      <text:p text:style-name="P1"><text:s text:c="24"/>});</text:p>
      <text:p text:style-name="P1"><text:s text:c="23"/>return false;</text:p>
      <text:p text:style-name="P1"><text:s text:c="21"/>});</text:p>
      <text:p text:style-name="P1"/>
      <text:p text:style-name="P1"><text:s text:c="21"/>$('#cancledel').click(function(){</text:p>
      <text:p text:style-name="P1"><text:s text:c="24"/>$('#dModal').modal('toggle');</text:p>
      <text:p text:style-name="P1"><text:s text:c="24"/>return false;</text:p>
      <text:p text:style-name="P1"><text:s text:c="21"/>});</text:p>
      <text:p text:style-name="P1"/>
      <text:p text:style-name="P1"/>
      <text:p text:style-name="P1"><text:s text:c="18"/>//==========================addnew city ajax call=====</text:p>
      <text:p text:style-name="P1"><text:s text:c="18"/>jQuery('#addCity').click(function(){</text:p>
      <text:p text:style-name="P1"><text:s text:c="22"/>var data = {</text:p>
      <text:p text:style-name="P1"><text:s text:c="24"/>"city_name" : $('#city').val()</text:p>
      <text:p text:style-name="P1"><text:s text:c="22"/>}</text:p>
      <text:p text:style-name="P1"><text:s text:c="20"/>$.ajax({</text:p>
      <text:p text:style-name="P1"><text:s text:c="24"/>type: "post",</text:p>
      <text:p text:style-name="P1"><text:s text:c="24"/>url: "http://localhost:3000/addcity",</text:p>
      <text:p text:style-name="P1"><text:s text:c="24"/>data: JSON.stringify(data),</text:p>
      <text:p text:style-name="P1"><text:s text:c="24"/>contentType: "application/json",</text:p>
      <text:p text:style-name="P1"><text:s text:c="24"/>success: function (data) {</text:p>
      <text:p text:style-name="P1"><text:s text:c="28"/>$("#mas_div").html(data);</text:p>
      <text:p text:style-name="P1"><text:s text:c="28"/>// <text:s/>ctable.draw();</text:p>
      <text:p text:style-name="P1"><text:s text:c="26"/>}</text:p>
      <text:p text:style-name="P1"><text:s text:c="24"/>});</text:p>
      <text:p text:style-name="P1"><text:s text:c="24"/>return false;</text:p>
      <text:p text:style-name="P1"><text:s text:c="21"/>});</text:p>
      <text:p text:style-name="P1"><text:s text:c="21"/>//==========end====================</text:p>
      <text:p text:style-name="P1"/>
      <text:p text:style-name="P1"><text:s text:c="15"/>});</text:p>
      <text:p text:style-name="P1"><text:s text:c="14"/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Scott Templer</meta:initial-creator>
    <meta:creation-date>2006-05-16T10:26:40</meta:creation-date>
    <dc:language>en-US</dc:language>
    <meta:editing-cycles>2</meta:editing-cycles>
    <meta:editing-duration>PT1M9S</meta:editing-duration>
    <dc:date>2016-05-28T17:41:01.271255420</dc:date>
    <meta:document-statistic meta:table-count="0" meta:image-count="0" meta:object-count="0" meta:page-count="5" meta:paragraph-count="184" meta:word-count="390" meta:character-count="7315" meta:non-whitespace-character-count="3937"/>
    <meta:user-defined meta:name="Info 1"/>
    <meta:user-defined meta:name="Info 2"/>
    <meta:user-defined meta:name="Info 3"/>
    <meta:user-defined meta:name="Info 4"/>
  </office:meta>
</office:document-meta>
</file>